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fr" fo:country="FR" officeooo:rsid="0079b053" officeooo:paragraph-rsid="0094e3f7" style:language-asian="zxx" style:country-asian="none" style:language-complex="zxx" style:country-complex="none"/>
    </style:style>
    <style:style style:name="P2" style:family="paragraph" style:parent-style-name="Text_20_body">
      <style:text-properties fo:language="fr" fo:country="FR" officeooo:rsid="00a93805" officeooo:paragraph-rsid="0094e3f7" style:language-asian="zxx" style:country-asian="none" style:language-complex="zxx" style:country-complex="none"/>
    </style:style>
    <style:style style:name="P3" style:family="paragraph" style:parent-style-name="Text_20_body">
      <style:text-properties fo:language="fr" fo:country="FR" officeooo:paragraph-rsid="0094e3f7" style:language-asian="zxx" style:country-asian="none" style:language-complex="zxx" style:country-complex="none"/>
    </style:style>
    <style:style style:name="P4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officeooo:rsid="009f0162" officeooo:paragraph-rsid="00c9ee0c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officeooo:rsid="00c4a821" officeooo:paragraph-rsid="00c9ee0c" style:language-asian="zxx" style:country-asian="none" style:language-complex="zxx" style:country-complex="none"/>
    </style:style>
    <style:style style:name="P7" style:family="paragraph" style:parent-style-name="Text_20_body">
      <style:text-properties fo:language="fr" fo:country="FR" officeooo:rsid="00b7a2de" officeooo:paragraph-rsid="00c9ee0c" style:language-asian="zxx" style:country-asian="none" style:language-complex="zxx" style:country-complex="none"/>
    </style:style>
    <style:style style:name="P8" style:family="paragraph" style:parent-style-name="Text_20_body">
      <style:text-properties fo:language="fr" fo:country="FR" officeooo:paragraph-rsid="00c9ee0c" style:language-asian="zxx" style:country-asian="none" style:language-complex="zxx" style:country-complex="none"/>
    </style:style>
    <style:style style:name="P9" style:family="paragraph" style:parent-style-name="Text_20_body">
      <style:text-properties fo:language="fr" fo:country="FR" officeooo:paragraph-rsid="00d83775" style:language-asian="zxx" style:country-asian="none" style:language-complex="zxx" style:country-complex="none"/>
    </style:style>
    <style:style style:name="P10" style:family="paragraph" style:parent-style-name="Text_20_body">
      <style:text-properties fo:language="fr" fo:country="FR" officeooo:paragraph-rsid="00e40d52" style:language-asian="zxx" style:country-asian="none" style:language-complex="zxx" style:country-complex="none"/>
    </style:style>
    <style:style style:name="P11" style:family="paragraph" style:parent-style-name="Text_20_body">
      <style:text-properties fo:language="fr" fo:country="FR" officeooo:rsid="00e40d52" officeooo:paragraph-rsid="00e40d52" style:language-asian="zxx" style:country-asian="none" style:language-complex="zxx" style:country-complex="none"/>
    </style:style>
    <style:style style:name="P12" style:family="paragraph" style:parent-style-name="Text_20_body">
      <style:text-properties fo:language="fr" fo:country="FR" officeooo:rsid="00e40d52" officeooo:paragraph-rsid="0094e3f7" style:language-asian="zxx" style:country-asian="none" style:language-complex="zxx" style:country-complex="none"/>
    </style:style>
    <style:style style:name="P13" style:family="paragraph" style:parent-style-name="Text_20_body">
      <style:text-properties fo:language="fr" fo:country="FR" officeooo:rsid="00e40d52" officeooo:paragraph-rsid="00bb0e88" style:language-asian="zxx" style:country-asian="none" style:language-complex="zxx" style:country-complex="none"/>
    </style:style>
    <style:style style:name="P14" style:family="paragraph" style:parent-style-name="Text_20_body">
      <style:text-properties fo:language="fr" fo:country="FR" officeooo:rsid="00950ad1" officeooo:paragraph-rsid="00eb2477" style:language-asian="zxx" style:country-asian="none" style:language-complex="zxx" style:country-complex="none"/>
    </style:style>
    <style:style style:name="P15" style:family="paragraph" style:parent-style-name="Text_20_body">
      <style:text-properties fo:language="fr" fo:country="FR" officeooo:rsid="00985b9e" officeooo:paragraph-rsid="00eb2477" style:language-asian="zxx" style:country-asian="none" style:language-complex="zxx" style:country-complex="none"/>
    </style:style>
    <style:style style:name="P16" style:family="paragraph" style:parent-style-name="Text_20_body">
      <style:text-properties fo:language="fr" fo:country="FR" officeooo:rsid="0099bfae" officeooo:paragraph-rsid="00eb2477" style:language-asian="zxx" style:country-asian="none" style:language-complex="zxx" style:country-complex="none"/>
    </style:style>
    <style:style style:name="P17" style:family="paragraph" style:parent-style-name="Text_20_body">
      <style:text-properties fo:language="fr" fo:country="FR" officeooo:rsid="00c078f8" officeooo:paragraph-rsid="0094e3f7" style:language-asian="zxx" style:country-asian="none" style:language-complex="zxx" style:country-complex="none"/>
    </style:style>
    <style:style style:name="P18" style:family="paragraph" style:parent-style-name="Text_20_body">
      <style:text-properties fo:language="fr" fo:country="FR" officeooo:rsid="00c21fce" officeooo:paragraph-rsid="0094e3f7" style:language-asian="zxx" style:country-asian="none" style:language-complex="zxx" style:country-complex="none"/>
    </style:style>
    <style:style style:name="P19" style:family="paragraph" style:parent-style-name="Text_20_body">
      <style:text-properties fo:language="fr" fo:country="FR" fo:font-style="italic" officeooo:paragraph-rsid="0094e3f7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Text_20_body">
      <style:text-properties fo:language="fr" fo:country="FR" fo:font-style="italic" officeooo:rsid="009f0162" officeooo:paragraph-rsid="00c9ee0c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Text_20_body">
      <style:paragraph-properties>
        <style:tab-stops>
          <style:tab-stop style:position="0cm"/>
        </style:tab-stops>
      </style:paragraph-properties>
      <style:text-properties style:use-window-font-color="true" fo:font-size="12pt" fo:language="fr" fo:country="FR" fo:font-style="normal" fo:font-weight="normal" officeooo:rsid="001893a5" officeooo:paragraph-rsid="0094e3f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officeooo:paragraph-rsid="00afb6c7"/>
    </style:style>
    <style:style style:name="P24" style:family="paragraph" style:parent-style-name="Text_20_body">
      <style:text-properties officeooo:rsid="00b08d05" officeooo:paragraph-rsid="00b08d05"/>
    </style:style>
    <style:style style:name="P25" style:family="paragraph" style:parent-style-name="Text_20_body">
      <style:text-properties officeooo:paragraph-rsid="00b188dd"/>
    </style:style>
    <style:style style:name="P26" style:family="paragraph" style:parent-style-name="Text_20_body">
      <style:text-properties officeooo:rsid="00b188dd" officeooo:paragraph-rsid="00b188dd"/>
    </style:style>
    <style:style style:name="P27" style:family="paragraph" style:parent-style-name="Text_20_body">
      <style:text-properties officeooo:rsid="00b35904" officeooo:paragraph-rsid="00b35904"/>
    </style:style>
    <style:style style:name="P28" style:family="paragraph" style:parent-style-name="Text_20_body">
      <style:text-properties officeooo:paragraph-rsid="00d4d50c"/>
    </style:style>
    <style:style style:name="P29" style:family="paragraph" style:parent-style-name="Text_20_body">
      <style:text-properties officeooo:rsid="00d4d50c" officeooo:paragraph-rsid="00d4d50c"/>
    </style:style>
    <style:style style:name="P30" style:family="paragraph" style:parent-style-name="Text_20_body">
      <style:text-properties officeooo:rsid="00e1e55b" officeooo:paragraph-rsid="00e1e55b"/>
    </style:style>
    <style:style style:name="P31" style:family="paragraph" style:parent-style-name="Text_20_body">
      <style:text-properties officeooo:paragraph-rsid="00c9ee0c"/>
    </style:style>
    <style:style style:name="P32" style:family="paragraph" style:parent-style-name="Text_20_body">
      <style:text-properties officeooo:paragraph-rsid="00eb2477"/>
    </style:style>
    <style:style style:name="P33" style:family="paragraph" style:parent-style-name="Text_20_body">
      <style:text-properties officeooo:rsid="00ebe08e" officeooo:paragraph-rsid="00ebe08e"/>
    </style:style>
    <style:style style:name="P34" style:family="paragraph" style:parent-style-name="Text_20_body">
      <style:text-properties officeooo:rsid="00ef2880" officeooo:paragraph-rsid="00ef2880"/>
    </style:style>
    <style:style style:name="P35" style:family="paragraph" style:parent-style-name="Text_20_body">
      <style:text-properties officeooo:paragraph-rsid="00ef2880"/>
    </style:style>
    <style:style style:name="P36" style:family="paragraph" style:parent-style-name="Text_20_body">
      <style:text-properties style:text-underline-style="solid" style:text-underline-type="double" style:text-underline-width="auto" style:text-underline-color="font-color" officeooo:paragraph-rsid="00b08d05"/>
    </style:style>
    <style:style style:name="P37" style:family="paragraph" style:parent-style-name="Text_20_body">
      <style:text-properties officeooo:rsid="00f1967b" officeooo:paragraph-rsid="00f1967b"/>
    </style:style>
    <style:style style:name="P38" style:family="paragraph" style:parent-style-name="Text_20_body">
      <style:text-properties officeooo:paragraph-rsid="00f1967b"/>
    </style:style>
    <style:style style:name="P39" style:family="paragraph" style:parent-style-name="Text_20_body">
      <style:text-properties officeooo:paragraph-rsid="00efabdd"/>
    </style:style>
    <style:style style:name="P40" style:family="paragraph" style:parent-style-name="Text_20_body">
      <style:text-properties officeooo:rsid="00f3d120" officeooo:paragraph-rsid="00f3d120"/>
    </style:style>
    <style:style style:name="P41" style:family="paragraph" style:parent-style-name="Text_20_body">
      <style:text-properties officeooo:rsid="00ce84ed" officeooo:paragraph-rsid="00ce84ed"/>
    </style:style>
    <style:style style:name="P42" style:family="paragraph" style:parent-style-name="Text_20_body">
      <style:text-properties officeooo:rsid="00fe461d" officeooo:paragraph-rsid="00fe461d"/>
    </style:style>
    <style:style style:name="P43" style:family="paragraph" style:parent-style-name="Text_20_body">
      <style:text-properties officeooo:rsid="00efabdd" officeooo:paragraph-rsid="00efabdd"/>
    </style:style>
    <style:style style:name="P44" style:family="paragraph" style:parent-style-name="Text_20_body">
      <style:text-properties officeooo:rsid="00ff4998" officeooo:paragraph-rsid="00ff4998"/>
    </style:style>
    <style:style style:name="P45" style:family="paragraph" style:parent-style-name="Table_20_Contents">
      <style:paragraph-properties fo:text-align="center" style:justify-single-word="false"/>
      <style:text-properties officeooo:rsid="00ac785b" officeooo:paragraph-rsid="0094e3f7"/>
    </style:style>
    <style:style style:name="P46" style:family="paragraph" style:parent-style-name="Table_20_Contents">
      <style:text-properties officeooo:paragraph-rsid="0094e3f7"/>
    </style:style>
    <style:style style:name="P47" style:family="paragraph" style:parent-style-name="Text_20_body" style:list-style-name="L1"/>
    <style:style style:name="P48" style:family="paragraph" style:parent-style-name="Text_20_body" style:list-style-name="">
      <style:text-properties officeooo:paragraph-rsid="00c5cc90"/>
    </style:style>
    <style:style style:name="P49" style:family="paragraph" style:parent-style-name="Text_20_body" style:list-style-name="">
      <style:text-properties fo:language="fr" fo:country="FR" fo:font-style="normal" officeooo:rsid="00c9ee0c" officeooo:paragraph-rsid="00f93945" style:language-asian="zxx" style:country-asian="none" style:font-style-asian="normal" style:language-complex="zxx" style:country-complex="none" style:font-style-complex="normal"/>
    </style:style>
    <style:style style:name="P50" style:family="paragraph" style:parent-style-name="Text_20_body" style:list-style-name="">
      <style:text-properties fo:language="fr" fo:country="FR" fo:font-style="normal" officeooo:rsid="00f93945" officeooo:paragraph-rsid="00f93945" style:language-asian="zxx" style:country-asian="none" style:font-style-asian="normal" style:language-complex="zxx" style:country-complex="none" style:font-style-complex="normal"/>
    </style:style>
    <style:style style:name="P51" style:family="paragraph" style:parent-style-name="Text_20_body" style:list-style-name="">
      <style:text-properties fo:language="fr" fo:country="FR" fo:font-style="normal" officeooo:rsid="00faa17b" officeooo:paragraph-rsid="00faa17b" style:language-asian="zxx" style:country-asian="none" style:font-style-asian="normal" style:language-complex="zxx" style:country-complex="none" style:font-style-complex="normal"/>
    </style:style>
    <style:style style:name="P52" style:family="paragraph" style:parent-style-name="Text_20_body" style:list-style-name="">
      <style:text-properties fo:language="fr" fo:country="FR" officeooo:rsid="00ed1822" officeooo:paragraph-rsid="00f783da" style:language-asian="zxx" style:country-asian="none" style:language-complex="zxx" style:country-complex="none"/>
    </style:style>
    <style:style style:name="P53" style:family="paragraph" style:parent-style-name="Text_20_body" style:list-style-name="">
      <style:text-properties fo:language="fr" fo:country="FR" officeooo:rsid="00c9ee0c" officeooo:paragraph-rsid="00cc18a1" style:language-asian="zxx" style:country-asian="none" style:language-complex="zxx" style:country-complex="none"/>
    </style:style>
    <style:style style:name="P54" style:family="paragraph" style:parent-style-name="Text_20_body" style:list-style-name="">
      <style:text-properties fo:language="fr" fo:country="FR" officeooo:rsid="00cc18a1" officeooo:paragraph-rsid="00cc18a1" style:language-asian="zxx" style:country-asian="none" style:language-complex="zxx" style:country-complex="none"/>
    </style:style>
    <style:style style:name="P55" style:family="paragraph" style:parent-style-name="Text_20_body" style:list-style-name="">
      <style:text-properties fo:language="fr" fo:country="FR" officeooo:rsid="00cedc2a" officeooo:paragraph-rsid="00cc18a1" style:language-asian="zxx" style:country-asian="none" style:language-complex="zxx" style:country-complex="none"/>
    </style:style>
    <style:style style:name="P56" style:family="paragraph" style:parent-style-name="Text_20_body" style:list-style-name="">
      <style:text-properties fo:language="fr" fo:country="FR" officeooo:rsid="00ec908a" officeooo:paragraph-rsid="00ec908a" style:language-asian="zxx" style:country-asian="none" style:language-complex="zxx" style:country-complex="none"/>
    </style:style>
    <style:style style:name="P57" style:family="paragraph" style:parent-style-name="Text_20_body" style:list-style-name="">
      <style:text-properties fo:language="fr" fo:country="FR" officeooo:rsid="00faa17b" officeooo:paragraph-rsid="00faa17b" style:language-asian="zxx" style:country-asian="none" style:language-complex="zxx" style:country-complex="none"/>
    </style:style>
    <style:style style:name="P58" style:family="paragraph" style:parent-style-name="Text_20_body" style:list-style-name="">
      <style:text-properties fo:language="fr" fo:country="FR" officeooo:rsid="00fb345a" officeooo:paragraph-rsid="00fb345a" style:language-asian="zxx" style:country-asian="none" style:language-complex="zxx" style:country-complex="none"/>
    </style:style>
    <style:style style:name="P59" style:family="paragraph" style:parent-style-name="Text_20_body">
      <style:text-properties fo:language="fr" fo:country="FR" officeooo:rsid="008d8646" officeooo:paragraph-rsid="00c9ee0c" style:language-asian="zxx" style:country-asian="none" style:language-complex="zxx" style:country-complex="none"/>
    </style:style>
    <style:style style:name="P60" style:family="paragraph" style:parent-style-name="Text_20_body" style:list-style-name="">
      <style:text-properties fo:font-style="normal" officeooo:rsid="00f93945" officeooo:paragraph-rsid="00f93945" style:font-style-asian="normal" style:font-style-complex="normal"/>
    </style:style>
    <style:style style:name="P61" style:family="paragraph" style:parent-style-name="Text_20_body" style:list-style-name="">
      <style:text-properties officeooo:rsid="00cc827a" officeooo:paragraph-rsid="00cc827a"/>
    </style:style>
    <style:style style:name="P62" style:family="paragraph" style:parent-style-name="Text_20_body" style:list-style-name="">
      <style:text-properties officeooo:rsid="00cc18a1" officeooo:paragraph-rsid="00cc18a1"/>
    </style:style>
    <style:style style:name="P63" style:family="paragraph" style:parent-style-name="Text_20_body" style:list-style-name="">
      <style:text-properties officeooo:rsid="00cf940b" officeooo:paragraph-rsid="00cf940b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fo:language="fr" fo:country="FR" officeooo:rsid="0105e60c" officeooo:paragraph-rsid="0104a3ae" style:language-asian="zxx" style:country-asian="none" style:language-complex="zxx" style:country-complex="none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1eb123" officeooo:paragraph-rsid="0104a3ae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105e60c" officeooo:paragraph-rsid="0104a3ae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fo:font-size="10pt" fo:font-style="italic" officeooo:rsid="01066fd4" officeooo:paragraph-rsid="01066fd4" style:font-size-asian="10pt" style:font-style-asian="italic" style:font-size-complex="10pt" style:font-style-complex="italic"/>
    </style:style>
    <style:style style:name="P68" style:family="paragraph" style:parent-style-name="Heading_20_3">
      <style:text-properties officeooo:paragraph-rsid="0094e3f7"/>
    </style:style>
    <style:style style:name="P69" style:family="paragraph" style:parent-style-name="Heading_20_3">
      <style:paragraph-properties fo:break-before="page"/>
      <style:text-properties officeooo:paragraph-rsid="0094e3f7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Heading_20_2">
      <style:paragraph-properties fo:break-before="page"/>
      <style:text-properties fo:language="fr" fo:country="FR" officeooo:paragraph-rsid="0094e3f7" style:language-asian="zxx" style:country-asian="none" style:language-complex="zxx" style:country-complex="none"/>
    </style:style>
    <style:style style:name="P72" style:family="paragraph" style:parent-style-name="Heading_20_2">
      <style:paragraph-properties fo:break-before="page"/>
      <style:text-properties fo:language="fr" fo:country="FR" officeooo:paragraph-rsid="00c9ee0c" style:language-asian="zxx" style:country-asian="none" style:language-complex="zxx" style:country-complex="none"/>
    </style:style>
    <style:style style:name="P73" style:family="paragraph" style:parent-style-name="Heading_20_1">
      <style:text-properties officeooo:paragraph-rsid="0094e3f7"/>
    </style:style>
    <style:style style:name="T1" style:family="text">
      <style:text-properties officeooo:rsid="0016d22b"/>
    </style:style>
    <style:style style:name="T2" style:family="text">
      <style:text-properties officeooo:rsid="003d289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b188dd" style:font-style-asian="italic" style:font-style-complex="italic"/>
    </style:style>
    <style:style style:name="T5" style:family="text">
      <style:text-properties fo:font-style="italic" officeooo:rsid="00d4b7d8" style:font-style-asian="italic" style:font-style-complex="italic"/>
    </style:style>
    <style:style style:name="T6" style:family="text">
      <style:text-properties fo:font-style="italic" officeooo:rsid="00d4d50c" style:font-style-asian="italic" style:font-style-complex="italic"/>
    </style:style>
    <style:style style:name="T7" style:family="text">
      <style:text-properties fo:font-style="italic" officeooo:rsid="00eaa656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afb6c7" style:font-style-asian="italic" style:font-style-complex="italic"/>
    </style:style>
    <style:style style:name="T10" style:family="text">
      <style:text-properties officeooo:rsid="001893a5"/>
    </style:style>
    <style:style style:name="T11" style:family="text">
      <style:text-properties officeooo:rsid="009f0162"/>
    </style:style>
    <style:style style:name="T12" style:family="text">
      <style:text-properties officeooo:rsid="00878468"/>
    </style:style>
    <style:style style:name="T13" style:family="text">
      <style:text-properties officeooo:rsid="007317a3"/>
    </style:style>
    <style:style style:name="T14" style:family="text">
      <style:text-properties officeooo:rsid="00a6ec51"/>
    </style:style>
    <style:style style:name="T15" style:family="text">
      <style:text-properties officeooo:rsid="007a2d5d"/>
    </style:style>
    <style:style style:name="T16" style:family="text">
      <style:text-properties officeooo:rsid="007bcd8b"/>
    </style:style>
    <style:style style:name="T17" style:family="text">
      <style:text-properties officeooo:rsid="007c8cb5"/>
    </style:style>
    <style:style style:name="T18" style:family="text">
      <style:text-properties style:font-name="Arial"/>
    </style:style>
    <style:style style:name="T19" style:family="text">
      <style:text-properties fo:language="fr" fo:country="FR" style:language-asian="zxx" style:country-asian="none" style:language-complex="zxx" style:country-complex="none"/>
    </style:style>
    <style:style style:name="T20" style:family="text">
      <style:text-properties fo:language="fr" fo:country="FR" officeooo:rsid="00c58855" style:language-asian="zxx" style:country-asian="none" style:language-complex="zxx" style:country-complex="none"/>
    </style:style>
    <style:style style:name="T21" style:family="text">
      <style:text-properties fo:language="fr" fo:country="FR" officeooo:rsid="00c9ee0c" style:language-asian="zxx" style:country-asian="none" style:language-complex="zxx" style:country-complex="none"/>
    </style:style>
    <style:style style:name="T22" style:family="text">
      <style:text-properties fo:language="fr" fo:country="FR" officeooo:rsid="00cedc2a" style:language-asian="zxx" style:country-asian="none" style:language-complex="zxx" style:country-complex="none"/>
    </style:style>
    <style:style style:name="T23" style:family="text">
      <style:text-properties fo:language="fr" fo:country="FR" officeooo:rsid="009a3f9a" style:language-asian="zxx" style:country-asian="none" style:language-complex="zxx" style:country-complex="none"/>
    </style:style>
    <style:style style:name="T24" style:family="text">
      <style:text-properties fo:language="fr" fo:country="FR" officeooo:rsid="009b2814" style:language-asian="zxx" style:country-asian="none" style:language-complex="zxx" style:country-complex="none"/>
    </style:style>
    <style:style style:name="T25" style:family="text">
      <style:text-properties fo:language="fr" fo:country="FR" officeooo:rsid="00bebd7e" style:language-asian="zxx" style:country-asian="none" style:language-complex="zxx" style:country-complex="none"/>
    </style:style>
    <style:style style:name="T26" style:family="text">
      <style:text-properties fo:language="fr" fo:country="FR" fo:font-style="italic" style:language-asian="zxx" style:country-asian="none" style:font-style-asian="italic" style:language-complex="zxx" style:country-complex="none" style:font-style-complex="italic"/>
    </style:style>
    <style:style style:name="T27" style:family="text">
      <style:text-properties fo:language="fr" fo:country="FR" fo:font-style="italic" officeooo:rsid="00cdf5da" style:language-asian="zxx" style:country-asian="none" style:font-style-asian="italic" style:language-complex="zxx" style:country-complex="none" style:font-style-complex="italic"/>
    </style:style>
    <style:style style:name="T28" style:family="text">
      <style:text-properties fo:language="fr" fo:country="FR" fo:font-style="italic" officeooo:rsid="00cedc2a" style:language-asian="zxx" style:country-asian="none" style:font-style-asian="italic" style:language-complex="zxx" style:country-complex="none" style:font-style-complex="italic"/>
    </style:style>
    <style:style style:name="T29" style:family="text">
      <style:text-properties fo:language="fr" fo:country="FR" fo:font-style="italic" officeooo:rsid="00d055af" style:language-asian="zxx" style:country-asian="none" style:font-style-asian="italic" style:language-complex="zxx" style:country-complex="none" style:font-style-complex="italic"/>
    </style:style>
    <style:style style:name="T30" style:family="text">
      <style:text-properties fo:language="fr" fo:country="FR" fo:font-style="italic" officeooo:rsid="00d1f5d8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fo:language="fr" fo:country="FR" fo:font-style="italic" officeooo:rsid="00c5cc90" style:language-asian="zxx" style:country-asian="none" style:font-style-asian="italic" style:language-complex="zxx" style:country-complex="none" style:font-style-complex="italic"/>
    </style:style>
    <style:style style:name="T32" style:family="text">
      <style:text-properties fo:language="fr" fo:country="FR" fo:font-style="italic" officeooo:rsid="00c9ee0c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officeooo:rsid="00b08d05"/>
    </style:style>
    <style:style style:name="T34" style:family="text">
      <style:text-properties officeooo:rsid="00b438d4"/>
    </style:style>
    <style:style style:name="T35" style:family="text">
      <style:text-properties officeooo:rsid="00b68a9d"/>
    </style:style>
    <style:style style:name="T36" style:family="text">
      <style:text-properties officeooo:rsid="00b7cab5"/>
    </style:style>
    <style:style style:name="T37" style:family="text">
      <style:text-properties officeooo:rsid="00be390e"/>
    </style:style>
    <style:style style:name="T38" style:family="text">
      <style:text-properties officeooo:rsid="00bed2c1"/>
    </style:style>
    <style:style style:name="T39" style:family="text">
      <style:text-properties officeooo:rsid="00c58855"/>
    </style:style>
    <style:style style:name="T40" style:family="text">
      <style:text-properties officeooo:rsid="00c7ce5e"/>
    </style:style>
    <style:style style:name="T41" style:family="text">
      <style:text-properties officeooo:rsid="00c9bbf9"/>
    </style:style>
    <style:style style:name="T42" style:family="text">
      <style:text-properties officeooo:rsid="00c9ee0c"/>
    </style:style>
    <style:style style:name="T43" style:family="text">
      <style:text-properties officeooo:rsid="00cc9fc9"/>
    </style:style>
    <style:style style:name="T44" style:family="text">
      <style:text-properties officeooo:rsid="00d4b7d8"/>
    </style:style>
    <style:style style:name="T45" style:family="text">
      <style:text-properties officeooo:rsid="00d65418"/>
    </style:style>
    <style:style style:name="T46" style:family="text">
      <style:text-properties officeooo:rsid="00d83775"/>
    </style:style>
    <style:style style:name="T47" style:family="text">
      <style:text-properties officeooo:rsid="00e2bbef"/>
    </style:style>
    <style:style style:name="T48" style:family="text">
      <style:text-properties officeooo:rsid="00e40d52"/>
    </style:style>
    <style:style style:name="T49" style:family="text">
      <style:text-properties officeooo:rsid="009b2814"/>
    </style:style>
    <style:style style:name="T50" style:family="text">
      <style:text-properties officeooo:rsid="00967a5f"/>
    </style:style>
    <style:style style:name="T51" style:family="text">
      <style:text-properties officeooo:rsid="009c6a24"/>
    </style:style>
    <style:style style:name="T52" style:family="text">
      <style:text-properties officeooo:rsid="009b62bf"/>
    </style:style>
    <style:style style:name="T53" style:family="text">
      <style:text-properties officeooo:rsid="009dc844"/>
    </style:style>
    <style:style style:name="T54" style:family="text">
      <style:text-properties officeooo:rsid="00eb2477"/>
    </style:style>
    <style:style style:name="T55" style:family="text">
      <style:text-properties officeooo:rsid="00eb979a"/>
    </style:style>
    <style:style style:name="T56" style:family="text">
      <style:text-properties officeooo:rsid="00eba270"/>
    </style:style>
    <style:style style:name="T57" style:family="text">
      <style:text-properties officeooo:rsid="00eda854"/>
    </style:style>
    <style:style style:name="T58" style:family="text">
      <style:text-properties officeooo:rsid="00ede3ba"/>
    </style:style>
    <style:style style:name="T59" style:family="text">
      <style:text-properties officeooo:rsid="00efabdd"/>
    </style:style>
    <style:style style:name="T60" style:family="text">
      <style:text-properties officeooo:rsid="00f27954"/>
    </style:style>
    <style:style style:name="T61" style:family="text">
      <style:text-properties officeooo:rsid="00f30927"/>
    </style:style>
    <style:style style:name="T62" style:family="text">
      <style:text-properties officeooo:rsid="00f93c43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fcbaaa" style:font-style-asian="normal" style:font-style-complex="normal"/>
    </style:style>
    <style:style style:name="T65" style:family="text">
      <style:text-properties officeooo:rsid="010018c7"/>
    </style:style>
    <style:style style:name="T66" style:family="text">
      <style:text-properties officeooo:rsid="0102aae4"/>
    </style:style>
    <style:style style:name="T67" style:family="text">
      <style:text-properties officeooo:rsid="0104a3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3" text:outline-level="1"><text:span text:style-name="T19">Questionnaire de premier rendez-</text:span><text:span text:style-name="T25">v</text:span><text:span text:style-name="T19">ous pour établir le cahier des charges</text:span></text:h>
      <text:p text:style-name="Text_20_body"/>
      <text:p text:style-name="Text_20_body">Sommaire</text:p>
      <text:list xml:id="list2611255824" text:style-name="L1">
        <text:list-item>
          <text:p text:style-name="P47">L'entreprise cliente</text:p>
        </text:list-item>
        <text:list-item>
          <text:p text:style-name="P47">Le projet</text:p>
        </text:list-item>
        <text:list-item>
          <text:p text:style-name="P47">Le design du site</text:p>
        </text:list-item>
        <text:list-item>
          <text:p text:style-name="P47">Le contenu du site</text:p>
        </text:list-item>
        <text:list-item>
          <text:p text:style-name="P47">Les contraintes techniques</text:p>
        </text:list-item>
        <text:list-item>
          <text:p text:style-name="P47">Les besoins en fonctionnalités</text:p>
        </text:list-item>
      </text:list>
      <text:p text:style-name="Text_20_body"/>
      <text:h text:style-name="P71" text:outline-level="2">1. L'entreprise cliente</text:h>
      <text:p text:style-name="P22">Cette partie permet d'établir l'identité et la personnalité de l'entreprise. Il ne faut pas hésiter à poser de questions ou à laisser parler pour en savoir plus.</text:p>
      <text:p text:style-name="Text_20_body"/>
      <text:p text:style-name="Text_20_body">Nom de l’entreprise :</text:p>
      <text:p text:style-name="P33">Nom commercial / Enseigne :</text:p>
      <text:p text:style-name="Text_20_body">Contact (interlocuteur avec tél et e-mail) :</text:p>
      <text:p text:style-name="Text_20_body"/>
      <text:p text:style-name="Text_20_body"/>
      <text:p text:style-name="Text_20_body">Quel est le nom de votre Enseigne ? Avez-vous un slogan, une accroche ?</text:p>
      <text:p text:style-name="Text_20_body"/>
      <text:p text:style-name="Text_20_body">Pouvez-vous décrire votre activité ? Quelle activité est la plus importante ? activités principales, spécialités, services proposés, produits, prestations, <text:span text:style-name="T58">points forts</text:span>…</text:p>
      <text:p text:style-name="Text_20_body"/>
      <text:p text:style-name="Text_20_body">Quels services / prestations complémentaires proposez-vous à vos clients pour mieux les servir ? Par exemple : devis gratuit, showroom, garanties, services après-vente…</text:p>
      <text:p text:style-name="Text_20_body"/>
      <text:p text:style-name="Text_20_body">Racontez-nous un peu l’histoire de votre entreprise… ? Année de création, ses produits phares, ce qui l’a fait connaître, l’expertise sur laquelle elle s’est crée, la vision que vous aviez au moment où vous l’avez crée…</text:p>
      <text:p text:style-name="Text_20_body"/>
      <text:p text:style-name="Text_20_body">Qu’est-ce qui vous a poussé à vous tourner vers cette activité ? Quelles motivations vous ont amenés à créer votre entreprise dans cette activité ou vous pousse à continuer ?</text:p>
      <text:p text:style-name="Text_20_body"/>
      <text:p text:style-name="Text_20_body">Pouvez-vous nous donnez en 2 ou 3 mots le valeurs de l’entreprise ?</text:p>
      <text:p text:style-name="Text_20_body"/>
      <text:p text:style-name="Text_20_body">Et maintenant, quels sont les objectifs ou vos attentes actuels de votre entreprise ? <text:span text:style-name="T4">A</text:span><text:span text:style-name="T3">ugmentation du CA recherché ou de parts de marché, nouvelles activités en cours d’ouverture, </text:span><text:span text:style-name="T4">recrutement, faire venir en magasin, développement de notoriété</text:span><text:span text:style-name="T3">...</text:span></text:p>
      <text:p text:style-name="Text_20_body"/>
      <text:p text:style-name="Text_20_body">Quels sont les projets actuels ou futurs pour votre entreprise ?</text:p>
      <text:p text:style-name="Text_20_body"/>
      <text:p text:style-name="P35">Quelles marques distribuez-vous ? Avez-vous des labels, des certifications ? Travaillez-vous avec des partenaires (sous-traitances, <text:span text:style-name="T33">fournisseurs, prescripteurs, </text:span>relations particulières, membre d'un groupe) ?</text:p>
      <text:p text:style-name="P35"/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P34"><text:soft-page-break/>Nom : <text:s text:c="59"/>- Site Web :</text:p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Text_20_body"/>
      <text:p text:style-name="Text_20_body">Combien de personnes travaillent dans votre entreprise ? Souhaitez-vous présenter votre équipe, leur savoir-faire ?</text:p>
      <text:p text:style-name="Text_20_body"/>
      <text:p text:style-name="Text_20_body">Quelle est votre zone d’intervention, la localité où vous exercez ou souhaitez rayonner ?<text:line-break/>Souhaitez-vous une carte de votre localisation ? Ville, villes proches, grandes villes dans la zone d’intervention, département, départements voisins, région, lieux dits<text:line-break/>S’il y a plusieurs localités, quelle est la plus significatif pour votre activité ?</text:p>
      <text:p text:style-name="Text_20_body"/>
      <text:p text:style-name="Text_20_body">Quels sont vos jours et horaires d’ouverture ?</text:p>
      <text:p text:style-name="Text_20_body"/>
      <text:p text:style-name="P23">Avez-vous des promotions régulières ? Des événements réguliers (portes ouvertes, salons) ? Des moments de l’année chargés en actualités ?</text:p>
      <text:p text:style-name="P23"/>
      <text:p text:style-name="P35">Quels sont vos concurrents ?</text:p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P34">Nom : <text:s text:c="59"/>- Site Web :</text:p>
      <text:p text:style-name="P34"/>
      <text:p text:style-name="Text_20_body">Comment vous positionnez-vous vis-à-vis de vos concurrents ? Quels particularités ou points forts vous différencie d’eux ?</text:p>
      <text:p text:style-name="P36"/>
      <text:p text:style-name="P24">Certains ont-ils développé des sites internet que vous jugez intéressants ? Pour quelles raisons ? <text:span text:style-name="T9">Si possible, demander les adresses URL ou mieux, regarder les sites avec les clients. </text:span><text:span text:style-name="T8">Fonctionne pour les concurrents, partenaires, fournisseurs, prescripteurs ou les marques vendues.</text:span></text:p>
      <text:h text:style-name="P71" text:outline-level="2">2. <text:span text:style-name="T1">Le projet</text:span></text:h>
      <text:p text:style-name="P19"><text:span text:style-name="T2">Cette partie sert à</text:span> placer le projet dans le contexte actuel, connaître les raisons d'établir un tel projet, etc.</text:p>
      <text:p text:style-name="Text_20_body"/>
      <text:p text:style-name="P25">Pour quelle raison souhaiteriez avoir un site web ? Vouliez-vous juste être présent, communiquer essentiellement par internet, créer une boutique web ?</text:p>
      <text:p text:style-name="P25"><text:line-break/>Quel élément déclencheur vous a amené à faire cette demande ?</text:p>
      <text:p text:style-name="Text_20_body"/>
      <text:p text:style-name="P26">Quel est l’objectif du site ? <text:span text:style-name="T3">Augmentation du CA recherché ou de parts de marché, nouvelles activités en cours d’ouverture, recrutement, faire venir en magasin, développement de notoriété…</text:span></text:p>
      <text:p text:style-name="P27"/>
      <text:p text:style-name="P27">Comment s’intègre votre site sur votre stratégie globale ? Quel est l’épicentre de cette stratégie ?<text:span text:style-name="T3"> Le site en lui-même, une page sur u</text:span><text:span text:style-name="T7">n</text:span><text:span text:style-name="T3"> réseau social, un blog, le magasin physique, etc.</text:span></text:p>
      <text:p text:style-name="P27"/>
      <text:p text:style-name="Text_20_body">Quels sont les enjeux de ce projet ?</text:p>
      <text:p text:style-name="Text_20_body"/>
      <text:p text:style-name="Text_20_body">Dans quel contexte local ou global s’inscrit ce projet ? Juridique, économique, politique, social ou sociologique, psychologique, technique...</text:p>
      <text:p text:style-name="Text_20_body"/>
      <text:p text:style-name="Text_20_body">Qui sont les clients que vous souhaitez toucher avec ce nouveau site ? S’agit-il d’un public particulier ou professionnel ? Quelles sont leurs caractéristiques (âge, sexe, centre d’intérêt par exemple) ?</text:p>
      <text:p text:style-name="P38"/>
      <text:p text:style-name="P43">Quels sont les attentes de votre cible vis-à-vis de vous ?</text:p>
      <text:p text:style-name="P39"/>
      <text:p text:style-name="P37">Quel type de site vous intéresse ?</text:p>
      <text:p text:style-name="P37">[ <text:s/>] Site One-page / Landing page</text:p>
      <text:p text:style-name="P37">[ <text:s/>] Site Vitrine</text:p>
      <text:p text:style-name="P37">[ <text:s/>] Site E-commerce</text:p>
      <text:p text:style-name="P37">[ <text:s/>] Application, Site sur-mesure</text:p>
      <text:p text:style-name="Text_20_body"/>
      <text:p text:style-name="P38">Avez-vous déjà un site web ? A quelle adresse URL ? Qu'est-ce qui ne correspond plus à vos besoins sur ce site ?</text:p>
      <text:p text:style-name="P38"/>
      <text:p text:style-name="P38">Quels sont <text:span text:style-name="T59">vo</text:span>s attentes à notre égard sur ce projet ? En terme de suivi, de gestion de projet, de créativité, de stratégie globale…</text:p>
      <text:p text:style-name="Text_20_body"/>
      <text:p text:style-name="Text_20_body">Avez-vous réfléchi à une stratégie numérique ?<text:line-break/><text:soft-page-break/>Travaillez-vous déjà avec d’<text:span text:style-name="T44">autres</text:span> professionnels du web <text:span text:style-name="T44">ou du numérique</text:span> ? Sur quels projets ? <text:span text:style-name="T3">Si possible, demander d’avoir contact avec eux </text:span><text:span text:style-name="T5">si ils travaillent sur le même projet où si il y a chevauchement </text:span><text:span text:style-name="T6">d’expertise...</text:span></text:p>
      <text:p text:style-name="Text_20_body"/>
      <text:p text:style-name="Text_20_body">Avez-vous déjà choisi le nom du site ?</text:p>
      <text:p text:style-name="Text_20_body"/>
      <text:p text:style-name="Text_20_body">Êtes-vous présent sur d’autres services web ? sur les réseaux sociaux ?</text:p>
      <text:p text:style-name="Text_20_body"/>
      <text:p text:style-name="Text_20_body">Avez-vous commencé à écrire un cahier des charges ?<text:line-break/>Avez-vous déjà écrit le contenu textuel du site ?</text:p>
      <text:p text:style-name="Text_20_body"/>
      <text:p text:style-name="Text_20_body">Avez-vous fait une étude juridique ? (Netiquette, mentions légales)<text:line-break/>Avez-vous un correspondant Informatique et Liberté (CIL) ?</text:p>
      <text:p text:style-name="P28"/>
      <text:p text:style-name="P29">Avez-vous déjà la connaissance d’une fourchette budgétaire pour ce projet ?</text:p>
      <text:p text:style-name="Text_20_body"/>
      <text:p text:style-name="Text_20_body">Q<text:span text:style-name="T45">uel est votre planning pour ce projet ?</text:span></text:p>
      <text:p text:style-name="Text_20_body">- <text:span text:style-name="T45">échéance de la livraison de la proposition</text:span></text:p>
      <text:p text:style-name="Text_20_body">- <text:span text:style-name="T45">sélection de l’agence</text:span></text:p>
      <text:p text:style-name="Text_20_body">- <text:span text:style-name="T45">échéance de la livraison finale (site + back office)</text:span></text:p>
      <text:p text:style-name="Text_20_body">- <text:span text:style-name="T45">mise en ligne</text:span></text:p>
      <text:p text:style-name="Text_20_body"/>
      <text:p text:style-name="P41">Souhaitez-vous par la suite que l’on prenne en charge la mise à jour du contenu et la maintenance de votre site web ?</text:p>
      <text:p text:style-name="P41"/>
      <text:p text:style-name="P42">Qui est la personne en charge de la mise à jour du site ? Qui aura accès à l’administration ?</text:p>
      <text:p text:style-name="P42"/>
      <text:p text:style-name="P42">Quel est le niveau en informatique des utilisateurs ? Et dans la mise à jour d’un site web ?</text:p>
      <text:h text:style-name="P71" text:outline-level="2"><text:span text:style-name="T10">3. </text:span>Le design du site</text:h>
      <text:p text:style-name="P22">Cette partie permet de connaître l’orientation graphique de l’expérience voulue.</text:p>
      <text:p text:style-name="Text_20_body"/>
      <text:p text:style-name="Text_20_body">Avez-vous <text:span text:style-name="T61">déjà </text:span>une charte graphique existante ? Ou au moins un logo ?<text:line-break/>Si non, souhaiteriez-vous le(s) créer ?<text:line-break/>Si oui, demander de les transmettre.</text:p>
      <text:p text:style-name="Text_20_body"/>
      <text:p text:style-name="Text_20_body">Avez-vous des supports de communication papier ? Des flyers ou prospectus, une plaquette de présentation, des cartes de visites, des entêtes de documents ?</text:p>
      <text:p text:style-name="Text_20_body"/>
      <text:p text:style-name="P40">Voulez-vous faire évoluer votre charte graphique ?</text:p>
      <text:p text:style-name="P40">[ <text:s/>] Oui</text:p>
      <text:p text:style-name="P40">[ <text:s/>] Non</text:p>
      <text:p text:style-name="P40">Si oui, quels éléments voulez-vous faire évoluer ?</text:p>
      <text:p text:style-name="P40">[ <text:s/>] Logo</text:p>
      <text:p text:style-name="P40">[ <text:s/>] Polices d’écriture</text:p>
      <text:p text:style-name="P40">[ <text:s/>] Couleurs</text:p>
      <text:p text:style-name="P40">[ <text:s/>] Affiches, Flyer, Plaquettes…</text:p>
      <text:p text:style-name="P40">[ <text:s/>] Documents &amp; Courriers</text:p>
      <text:p text:style-name="P40">[ <text:s/>] Autres :</text:p>
      <text:p text:style-name="P40"/>
      <text:p text:style-name="P32">Avez-vous des préférences sur l’aspect de votre futur site ?<text:line-break/>- <text:span text:style-name="T54">Au sujet des </text:span>Couleurs ?</text:p>
      <text:p text:style-name="P14">[ <text:s/>] Claires - <text:span text:style-name="T50">Lumineuses</text:span> / [ <text:s/>] Foncées - <text:span text:style-name="T50">Obscures</text:span></text:p>
      <text:p text:style-name="P14">[ <text:s/>] <text:span text:style-name="T51">Couleurs </text:span>Chaudes / [ <text:s/>] Froides</text:p>
      <text:p text:style-name="P15">[ <text:s/>] <text:span text:style-name="T52">Teintes S</text:span>aturées / [ <text:s/>] <text:span text:style-name="T49">Dé-saturées</text:span></text:p>
      <text:p text:style-name="P16">[ <text:s/>] Tons <text:span text:style-name="T53">P</text:span>astels / [ <text:s/>] <text:span text:style-name="T53">Vifs <text:s/>/ [ <text:s/>] Neutres</text:span></text:p>
      <text:p text:style-name="P32"><text:span text:style-name="T23">[ <text:s/>] </text:span><text:span text:style-name="T24">Palette</text:span><text:span text:style-name="T23"> coloré</text:span><text:span text:style-name="T24">e</text:span><text:span text:style-name="T23"> <text:s/>/ [ <text:s/>] Teintes de gris <text:s/>/ [ <text:s/>] Monochrome</text:span></text:p>
      <text:p text:style-name="P32"><text:span text:style-name="T54">- Au sujet du </text:span>Style <text:span text:style-name="T54">global ?</text:span></text:p>
      <text:p text:style-name="P32"><text:span text:style-name="T54">[ <text:s/>] M</text:span>oderne / <text:span text:style-name="T54">[ <text:s/>] C</text:span>lassique</text:p>
      <text:p text:style-name="P32"><text:span text:style-name="T54">[ <text:s/>] Épure</text:span> / <text:span text:style-name="T54">[ <text:s/>] </text:span>exhaustif</text:p>
      <text:p text:style-name="Text_20_body">- <text:span text:style-name="T55">Sur d’autres aspects ?</text:span></text:p>
      <text:p text:style-name="Text_20_body"/>
      <text:p text:style-name="Text_20_body">Existe-t’il des particularités graphiques liés à votre activité ?<text:line-break/>Significations de couleurs, symboles importants, etc.</text:p>
      <text:p text:style-name="Text_20_body"/>
      <text:p text:style-name="P30">Avez-vous en tête une thématique graphique, <text:span text:style-name="T57">une description ou une métaphore</text:span> qui vous vient à l’esprit lorsque vous pensez au résultat voulu ?</text:p>
      <text:p text:style-name="P30"/>
      <text:p text:style-name="Text_20_body"><text:soft-page-break/>Avez-vous <text:span text:style-name="T60">des </text:span>photos, des vidéos ou d’autres éléments <text:span text:style-name="T34">de bonne qualité </text:span>que nous pourrions intégrer au contenu du site ? <text:span text:style-name="T3">À demander de transmettre</text:span></text:p>
      <text:p text:style-name="Text_20_body"/>
      <text:p text:style-name="Text_20_body">Quel expérience voulez-vous faire vivre à votre cible ? Quel sentiment ? Quel message transmettre ?</text:p>
      <text:p text:style-name="Text_20_body"/>
      <text:p text:style-name="Text_20_body">Avez-vous d’<text:span text:style-name="T35">autres</text:span> exemples de sites que vous aimez particulièrement ? Qu’est-ce qui vous plaît dans ces sites ? <text:span text:style-name="T36">Pas besoin qu’ils soient dans le même domaine d’activité...</text:span></text:p>
      <text:p text:style-name="Text_20_body"/>
      <text:p text:style-name="Text_20_body">Et à contrario, avez-vous des sites qui vous n’aimez pas du tout ? Qu’est-ce que vous voulez éviter de reproduire à l’intérieur ?</text:p>
      <text:p text:style-name="Text_20_body"/>
      <text:p text:style-name="Text_20_body">Si vous disposez déjà d’un site, qu’est ce qui vous plaît dans votre site actuel ? Qu’est-ce qui ne vous plaît pas ?</text:p>
      <text:h text:style-name="P71" text:outline-level="2"><text:span text:style-name="T10">4. </text:span>Le contenu du site</text:h>
      <text:p text:style-name="P22">Cette partie doit aider à l’écriture d<text:span text:style-name="T41">es informations</text:span> <text:span text:style-name="T40">du site.</text:span></text:p>
      <text:p text:style-name="Text_20_body"/>
      <text:p text:style-name="Text_20_body">En fonction des activités que vous venez de me décrire, je vous propose l’arborescence suivante pour votre site ? (ex : Je vous propose X nombre de pages)<text:line-break/>Souhaitez-vous des sous-onglets ?</text:p>
      <text:p text:style-name="Text_20_body"/>
      <text:p text:style-name="Text_20_body">Quelles informations souhaitez-vous mettre en avant ?</text:p>
      <text:p text:style-name="Text_20_body"/>
      <text:p text:style-name="Text_20_body">Si vous disposez déjà d’un site, quels sont les informations que vous souhaitez reprendre ?</text:p>
      <text:p text:style-name="Text_20_body"/>
      <text:p text:style-name="Text_20_body">Quelle image voulez-vous véhiculer, quelles valeurs transmettre ?<text:line-break/>Exemple : prix bas contre positionnement haut de gamme, expertise, sympathie, écoute du client, dynamisme, sérieux, <text:span text:style-name="T56">confiance, expertise, rêve, proximité</text:span> …</text:p>
      <text:p text:style-name="Text_20_body"/>
      <text:p text:style-name="Text_20_body">Quel ton voulez-vous adopter ? sérieux, humoristique, décalé, direct, <text:span text:style-name="T47">informel, neutre, solennel</text:span>…</text:p>
      <text:p text:style-name="Text_20_body"/>
      <text:p text:style-name="P44">Quel niveau de langage voulez-vous utiliser ? Lequel semble-t-il le plus adapté à votre public ?</text:p>
      <text:p text:style-name="P44">[ <text:s/>] Familier</text:p>
      <text:p text:style-name="P44">[ <text:s/>] Courant</text:p>
      <text:p text:style-name="P44">[ <text:s/>] Sou<text:span text:style-name="T65">tenu</text:span></text:p>
      <text:p text:style-name="Text_20_body"/>
      <text:p text:style-name="Text_20_body">Souhaitez-vous parler de la société « Société Y », de l’ensemble de la société « nous » ou bien au nom du client « je » ?</text:p>
      <text:p text:style-name="Text_20_body"/>
      <text:p text:style-name="Text_20_body">Y a-t-il également des informations qu’il serait intéressant de reprendre des sites de vos partenaires / fournisseurs pour montrer les produits que vous distribuez ? Si vous souhaitez intégrer des photos de vos partenaires, avez-vous leur accord ?</text:p>
      <text:p text:style-name="Text_20_body"/>
      <text:p text:style-name="Text_20_body">Avez-vous recueillis des témoignages clients que vous souhaiteriez mettre en avant ?</text:p>
      <text:p text:style-name="Text_20_body"/>
      <text:p text:style-name="P31">Dans quelles langues voulez-vous afficher votre site ?<text:line-break/>FR ? EN ? Autres ?</text:p>
      <text:h text:style-name="P70" text:outline-level="2"><text:span text:style-name="T21">5</text:span><text:span text:style-name="T20">. La stratégie de </text:span><text:span text:style-name="T21">référencement et de </text:span><text:span text:style-name="T20">communication</text:span></text:h>
      <text:h text:style-name="P48" text:outline-level="2"><text:span text:style-name="T31">Cette partie </text:span><text:span text:style-name="T32">complète la partie précédente sur l’écriture du contenu et porte la réflexion sur le SEM du site.</text:span></text:h>
      <text:h text:style-name="P49" text:outline-level="2"/>
      <text:h text:style-name="P60" text:outline-level="2"><text:span text:style-name="T21">Q</text:span><text:span text:style-name="T19">uel est votre discours commercial ? Votre pitch ?</text:span></text:h>
      <text:h text:style-name="P50" text:outline-level="2"/>
      <text:h text:style-name="P52" text:outline-level="2">Avez-vous, vous ou votre cible, un vocabulaire spécialisé ? Ou des mots-clefs que vous voulez intégrer <text:span text:style-name="T62">ou éviter</text:span> ?</text:h>
      <text:h text:style-name="P52" text:outline-level="2"/>
      <text:h text:style-name="P52" text:outline-level="2"/>
      <text:h text:style-name="P52" text:outline-level="2"/>
      <text:h text:style-name="P61" text:outline-level="2"><text:span text:style-name="T21">Q</text:span><text:span text:style-name="T19">uel nom de domaine voulez-vous utiliser ? </text:span><text:span text:style-name="T26">Compléter en conseillant un NDD plus adéquat si besoin ou en proposant des NDD complémentaires. </text:span><text:span text:style-name="T27">Préciser aussi l’importance de la propriété de ce nom (comparaison à une marque). </text:span><text:span text:style-name="T26">Si possible, vérifier les disponibilités en direct.</text:span></text:h>
      <text:h text:style-name="P53" text:outline-level="2"/>
      <text:h text:style-name="P62" text:outline-level="2"><text:span text:style-name="T21">Q</text:span><text:span text:style-name="T19">uels sont, selon vous, les expressions-clefs que votre cible utilise pour vos trouver ?</text:span></text:h>
      <text:h text:style-name="P54" text:outline-level="2"/>
      <text:h text:style-name="P63" text:outline-level="2"><text:span text:style-name="T19">Avez-vous déjà mis en place un outil de tracking des statistiques pour votre site précédent ? </text:span><text:span text:style-name="T26">Ex. Google Analytics, Piwik Analytics, </text:span><text:span text:style-name="T29">Google ou Bing Webmaster Too</text:span><text:span text:style-name="T30">ls.</text:span></text:h>
      <text:h text:style-name="P54" text:outline-level="2"/>
      <text:h text:style-name="P62" text:outline-level="2"><text:span text:style-name="T19">A </text:span><text:span text:style-name="T22">partir de vos objectifs, nous pouvons mettre en place un outil de tracking pour le trafic de votre site et nous pouvons obtenir les résultats sur les indicateurs (</text:span><text:span text:style-name="T28">KPI</text:span><text:span text:style-name="T22">) suivants … Pensez-vous qu’ils soient pertinents ?</text:span></text:h>
      <text:h text:style-name="P55" text:outline-level="2"/>
      <text:h text:style-name="P56" text:outline-level="2">Avez-vous déjà une page Facebook ou sur un autre réseau social ?</text:h>
      <text:h text:style-name="P56" text:outline-level="2"/>
      <text:h text:style-name="P57" text:outline-level="2">Avez-vous une personne en charge de la mise à jour du contenu sur le site et les réseaux sociaux ?<text:line-break/>Si oui, qui ? <text:span text:style-name="T3">Demander le contact<text:line-break/></text:span><text:span text:style-name="T63">Si non, voulez-vous mettre en place une communication sur le web ?</text:span></text:h>
      <text:h text:style-name="P51" text:outline-level="2"/>
      <text:h text:style-name="P58" text:outline-level="2"><text:span text:style-name="T63">Voulez-v</text:span><text:span text:style-name="T64">ous</text:span><text:span text:style-name="T63"> inclure une campagne de publicité sur le web pour créer une audience ?</text:span></text:h>
      <text:h text:style-name="P72" text:outline-level="2"><text:span text:style-name="T42">6. </text:span>Les contraintes techniques</text:h>
      <text:p text:style-name="P20">Cette partie permet de définir les contraintes liés à l’hébergement, les technologies / API à intégrer et la sécurité.</text:p>
      <text:p text:style-name="P8"><text:span text:style-name="T11"><text:line-break/></text:span>Avez-vous déjà souscris à une offre d'hébergement ? Un hébergeur préféré ? Avez-vous déjà acheté votre <text:span text:style-name="T43">ou vos</text:span> nom<text:span text:style-name="T43">s</text:span> de domaine <text:span text:style-name="T12">ou </text:span>vérifié <text:span text:style-name="T12">sa (leurs)</text:span> disponibilité<text:span text:style-name="T43">(s)</text:span> ?</text:p>
      <text:p text:style-name="P8"/>
      <text:p text:style-name="P5">Voulez-vous intégrer des services spécifiques à votre métier ? Ou liés à une application en particulier (réseau social, boutique extérieure, etc.) ?</text:p>
      <text:p text:style-name="P4"/>
      <text:p text:style-name="P6">Voulez-vous lier votre site web à un Intranet ou une application interne ?</text:p>
      <text:p text:style-name="P5"/>
      <text:p text:style-name="P7">Avez-vous des particularités liés à la sécurité de vos informations ?</text:p>
      <text:p text:style-name="P8"/>
      <text:p text:style-name="P4">Savez-vous si quelqu’un sera en charge de la mise à jour du site ?<text:line-break/>Est-ce une personne ayant des compétences en informatique ?</text:p>
      <text:p text:style-name="P4"/>
      <text:p text:style-name="P65"/>
      <text:p text:style-name="P66"><text:span text:style-name="T67">Avez-vous ou pouvez-vous créer un compte sur ces services suivants </text:span>?</text:p>
      <text:p text:style-name="P67">Nous aurons besoin des accès à ces services par la suite afin de mettre en place votre site.</text:p>
      <text:p text:style-name="P66">- Wordpress.com (JetPack &amp; Akismet) ……………………………………….………………….. <text:span text:style-name="T67">[ <text:s/>]</text:span></text:p>
      <text:p text:style-name="P66">- Google ……………………………………………………………………………….…………….. <text:span text:style-name="T67">[ <text:s/>]</text:span></text:p>
      <text:p text:style-name="P66">- Hébergeur (OVH, Amen, O2Switch...) + FTP ………………………………….……..……….. <text:span text:style-name="T67">[ <text:s/>]</text:span></text:p>
      <text:p text:style-name="P66">- Stripe ……………………………………………………………………………………………….. <text:span text:style-name="T67">[ <text:s/>]</text:span></text:p>
      <text:p text:style-name="P64">- Git (Bitbucket) ……………………………………………………….…………………………….. <text:span text:style-name="T67">[ <text:s/>]</text:span></text:p>
      <text:h text:style-name="P72" text:outline-level="2"><text:span text:style-name="T39">7. </text:span>Les besoins en fonctionnalités</text:h>
      <text:p text:style-name="P21"/>
      <text:p text:style-name="Text_20_body">Quels fonctio<text:span text:style-name="T18">nnalités souhaiteriez mettre en plac</text:span>e ?</text:p>
      <text:p text:style-name="P9"><text:span text:style-name="T48">[ <text:s/>]</text:span> <text:span text:style-name="T46">Application d’analyse du trafic (avec un Bandeau cookies)</text:span></text:p>
      <text:p text:style-name="P10"><text:span text:style-name="T48">[ <text:s/>]</text:span> F<text:span text:style-name="T13">ormulaire de</text:span> contact</text:p>
      <text:p text:style-name="P11">[ <text:s/>] Adresses e-mail</text:p>
      <text:p text:style-name="P10"><text:span text:style-name="T48">[ <text:s/>] D</text:span>evis en ligne <text:span text:style-name="T37">(Formulaire)</text:span></text:p>
      <text:p text:style-name="P11">[ <text:s/>] Boutique e-commerce ou catalogue de produits</text:p>
      <text:p text:style-name="P11">[ <text:s/>] Recherche (moteur de recherche interne, utile avec beaucoup de contenus mis à jours en permanence)</text:p>
      <text:p text:style-name="P10"><text:span text:style-name="T48">[ <text:s/>] N</text:span>ewsletter <text:span text:style-name="T38">(bloc d’inscription à une Newsletter, collecte d’e-mails)</text:span></text:p>
      <text:p text:style-name="P11">[ <text:s/>] Agenda et/ou gestion d’événements</text:p>
      <text:p text:style-name="P11">[ <text:s/>] Blog (mise en place dans ou en parallèle du site selon l’objectif)</text:p>
      <text:p text:style-name="P11">[ <text:s/>] Page d’actualités</text:p>
      <text:p text:style-name="P11">[ <text:s/>] Forum</text:p>
      <text:p text:style-name="P11">[ <text:s/>] Partage de contenu sur les réseaux sociaux (modules de partages pour l’internaute)</text:p>
      <text:p text:style-name="P11">[ <text:s/>] Foire aux questions (liste de questions-réponses, classées ou non par catégories, selon la quantité)</text:p>
      <text:p text:style-name="P12">[ <text:s/>] Carte des implantations (présentation des magasins sous forme de carte)</text:p>
      <text:p text:style-name="P3"><text:span text:style-name="T48">[ <text:s/>] T</text:span>éléchargement de documents</text:p>
      <text:p text:style-name="P13">[ <text:s/>] Livre d'or</text:p>
      <text:p text:style-name="P13">[ <text:s/>] Réservations en ligne</text:p>
      <text:p text:style-name="P12">[ <text:s/>] Reportage Photo</text:p>
      <text:p text:style-name="P11">[ <text:s/>] Reportage Vidéo</text:p>
      <text:p text:style-name="P11">[ <text:s/>] Kit de communication digitale (option)</text:p>
      <text:p text:style-name="P11">[ <text:s/>] Kit de communication physique ( = print) (option)</text:p>
      <text:p text:style-name="P3">Autre<text:span text:style-name="T14">s</text:span> :</text:p>
      <text:p text:style-name="P3"/>
      <text:p text:style-name="P2"/>
      <text:h text:style-name="P69" text:outline-level="3">Formulaire de contact &amp; Adresses e-mails</text:h>
      <text:p text:style-name="P2">Adresse de destination du formulaire :</text:p>
      <text:p text:style-name="P2">Nom des adresses e-mails à cré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5">Adresse personnal<text:span text:style-name="T66">is</text:span>ée à créer</text:p>
          </table:table-cell>
          <table:table-cell table:style-name="Tableau1.B1" office:value-type="string">
            <text:p text:style-name="P45">Adresse ou Poste de destination</text:p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46"/>
          </table:table-cell>
        </table:table-row>
      </table:table>
      <text:p text:style-name="P3"/>
      <text:h text:style-name="P68" text:outline-level="3">Boutique e-commerce</text:h>
      <text:p text:style-name="P3">Avez-vous écrit vos C<text:span text:style-name="T15">onditions Générales de Ventes (CGV) ?</text:span></text:p>
      <text:p text:style-name="P3"/>
      <text:p text:style-name="P3">Que voulez-<text:span text:style-name="T16">v</text:span>ous vendre? Y'a-t'il une <text:span text:style-name="T17">législation</text:span> spécifique ?</text:p>
      <text:p text:style-name="P3"/>
      <text:p text:style-name="P3">Avez-vous vos fiches produit sous forme numériques ?</text:p>
      <text:p text:style-name="P3"/>
      <text:p text:style-name="P3">Quelle arborescence voulez-vous ?</text:p>
      <text:p text:style-name="P3"/>
      <text:p text:style-name="P3">Quel mode de paiement voulez-vous mettre en place ? Avez-vous déjà vu votre banque pour cela ?</text:p>
      <text:p text:style-name="P3"/>
      <text:p text:style-name="P17">Avez-vous déjà réfléchi à une gestion logistique et à la livraison ?</text:p>
      <text:p text:style-name="P3"/>
      <text:p text:style-name="P18">Avez-vous réfléchi au mode de transport ? Savez-vous par quelle société de transport ?</text:p>
      <text:p text:style-name="P3"/>
      <text:p text:style-name="P1">Avez-vous vérifié la faisabilité/rentabilité de votre proje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fo:font-size="11.5pt" fo:language="fr" fo:country="FR" officeooo:rsid="0071bd52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1M10S</meta:editing-duration>
    <meta:editing-cycles>235</meta:editing-cycles>
    <meta:generator>LibreOffice/5.3.3.2$Windows_X86_64 LibreOffice_project/3d9a8b4b4e538a85e0782bd6c2d430bafe583448</meta:generator>
    <dc:date>2018-03-10T20:49:16.136000000</dc:date>
    <meta:document-statistic meta:table-count="1" meta:image-count="0" meta:object-count="0" meta:page-count="12" meta:paragraph-count="184" meta:word-count="2290" meta:character-count="14551" meta:non-whitespace-character-count="11504"/>
    <meta:user-defined meta:name="Info 1"/>
    <meta:user-defined meta:name="Info 2"/>
    <meta:user-defined meta:name="Info 3"/>
    <meta:user-defined meta:name="Info 4"/>
  </office:meta>
</office:document-meta>
</file>